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777D31A4935AE4AC.png" manifest:media-type="image/png"/>
  <manifest:file-entry manifest:full-path="Pictures/1000000000000280000001E0255CFB514D61B691.png" manifest:media-type="image/png"/>
  <manifest:file-entry manifest:full-path="Pictures/1000000000000280000001E00FBC2FB8DA40DE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29cm" svg:height="9.397cm" svg:x="0.365cm" svg:y="0.239cm">
          <draw:image xlink:href="Pictures/1000000000000280000001E0255CFB514D61B691.png" xlink:type="simple" xlink:show="embed" xlink:actuate="onLoad">
            <text:p/>
          </draw:image>
        </draw:frame>
        <draw:frame draw:style-name="gr1" draw:text-style-name="P1" draw:layer="layout" svg:width="10.16cm" svg:height="7.62cm" svg:x="10.144cm" svg:y="7.731cm">
          <draw:image xlink:href="Pictures/1000000000000280000001E00FBC2FB8DA40DE3A.png" xlink:type="simple" xlink:show="embed" xlink:actuate="onLoad">
            <text:p/>
          </draw:image>
        </draw:frame>
        <draw:frame draw:style-name="gr1" draw:text-style-name="P1" draw:layer="layout" svg:width="16.932cm" svg:height="12.699cm" svg:x="0.07cm" svg:y="14.462cm">
          <draw:image xlink:href="Pictures/1000000000000280000001E0777D31A4935AE4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3:51:43.417777095</meta:creation-date>
    <dc:date>2020-11-16T13:53:52.970837385</dc:date>
    <meta:editing-duration>PT2M10S</meta:editing-duration>
    <meta:editing-cycles>1</meta:editing-cycles>
    <meta:document-statistic meta:object-count="3"/>
    <meta:generator>LibreOffice/6.0.7.3$Linux_X86_64 LibreOffice_project/00m0$Build-3</meta:generator>
  </office:meta>
</office:document-meta>
</file>